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7026" officeooo:paragraph-rsid="00047026"/>
    </style:style>
    <style:style style:name="P2" style:family="paragraph" style:parent-style-name="Standard">
      <style:text-properties style:text-underline-style="solid" style:text-underline-width="auto" style:text-underline-color="font-color" officeooo:rsid="00046748" officeooo:paragraph-rsid="00046748"/>
    </style:style>
    <style:style style:name="P3" style:family="paragraph" style:parent-style-name="Standard">
      <style:text-properties style:text-underline-style="solid" style:text-underline-width="auto" style:text-underline-color="font-color" officeooo:rsid="00046748" officeooo:paragraph-rsid="00068bf2"/>
    </style:style>
    <style:style style:name="P4" style:family="paragraph" style:parent-style-name="Standard">
      <style:text-properties style:text-underline-style="solid" style:text-underline-width="auto" style:text-underline-color="font-color" officeooo:rsid="00046748" officeooo:paragraph-rsid="0007e3b9"/>
    </style:style>
    <style:style style:name="P5" style:family="paragraph" style:parent-style-name="Standard">
      <style:text-properties officeooo:rsid="00056682" officeooo:paragraph-rsid="00047026"/>
    </style:style>
    <style:style style:name="P6" style:family="paragraph" style:parent-style-name="Standard">
      <style:text-properties officeooo:rsid="00056682" officeooo:paragraph-rsid="00056682"/>
    </style:style>
    <style:style style:name="P7" style:family="paragraph" style:parent-style-name="Standard">
      <style:text-properties style:text-underline-style="none" officeooo:rsid="00068bf2" officeooo:paragraph-rsid="00068bf2"/>
    </style:style>
    <style:style style:name="P8" style:family="paragraph" style:parent-style-name="Standard">
      <style:text-properties style:text-underline-style="none" officeooo:rsid="0007e3b9" officeooo:paragraph-rsid="0007e3b9"/>
    </style:style>
    <style:style style:name="P9" style:family="paragraph" style:parent-style-name="Standard">
      <style:text-properties officeooo:rsid="00068bf2" officeooo:paragraph-rsid="00068bf2"/>
    </style:style>
    <style:style style:name="P10" style:family="paragraph" style:parent-style-name="Standard">
      <style:text-properties officeooo:rsid="0008691a" officeooo:paragraph-rsid="0008691a"/>
    </style:style>
    <style:style style:name="T1" style:family="text">
      <style:text-properties officeooo:rsid="00068bf2"/>
    </style:style>
    <style:style style:name="T2" style:family="text">
      <style:text-properties officeooo:rsid="0007e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lid propellant engine:</text:p>
      <text:p text:style-name="P5"/>
      <text:p text:style-name="P1">nitrogen tetroxide</text:p>
      <text:p text:style-name="P1">specific impulse</text:p>
      <text:p text:style-name="P1">ammonium perchlorade</text:p>
      <text:p text:style-name="P1">black powder propellants</text:p>
      <text:p text:style-name="P1">zink-sulfur propellant</text:p>
      <text:p text:style-name="P1">composite propellants</text:p>
      <text:p text:style-name="P1">double-base propellants</text:p>
      <text:p text:style-name="P1">electric solid prop</text:p>
      <text:p text:style-name="P6">ramjet</text:p>
      <text:p text:style-name="P6">alice propellant</text:p>
      <text:p text:style-name="P10">high energy density propellants</text:p>
      <text:p text:style-name="P6"/>
      <text:p text:style-name="P6">titanium</text:p>
      <text:p text:style-name="P6">ceramic </text:p>
      <text:p text:style-name="P6">CFRP</text:p>
      <text:p text:style-name="P6">multi-layered heat shield</text:p>
      <text:p text:style-name="P6">beryllium</text:p>
      <text:p text:style-name="P9">heat-resistant material</text:p>
      <text:p text:style-name="P9">plastic</text:p>
      <text:p text:style-name="P9">bakelite</text:p>
      <text:p text:style-name="P9">graphite</text:p>
      <text:p text:style-name="P9">porcelain</text:p>
      <text:p text:style-name="P9">molybdenum</text:p>
      <text:p text:style-name="P9">tantalum rhenium</text:p>
      <text:p text:style-name="P9">tunsten</text:p>
      <text:p text:style-name="P9">copper</text:p>
      <text:p text:style-name="P6"/>
      <text:p text:style-name="P9">thrust-direction guidance</text:p>
      <text:p text:style-name="P9">cooling exhaust nozzles</text:p>
      <text:p text:style-name="P10">carbon-carbon nozzle</text:p>
      <text:p text:style-name="P10">integrated flight system</text:p>
      <text:p text:style-name="P10">power beaming technology</text:p>
      <text:p text:style-name="P6"/>
      <text:p text:style-name="P6"/>
      <text:p text:style-name="P3"><text:span text:style-name="T1">Liquid</text:span> propellant engine:</text:p>
      <text:p text:style-name="P7">steel</text:p>
      <text:p text:style-name="P7">titanium alloy</text:p>
      <text:p text:style-name="P7">aluminium alloy</text:p>
      <text:p text:style-name="P7">antifluorine plastic material</text:p>
      <text:p text:style-name="P7">nickel-based alloys</text:p>
      <text:p text:style-name="P7">combustion chamberlow-carbon steel tubing</text:p>
      <text:p text:style-name="P7">AMG6</text:p>
      <text:p text:style-name="P7"/>
      <text:p text:style-name="P7">welding</text:p>
      <text:p text:style-name="P8">hybrid rocket propulsion</text:p>
      <text:p text:style-name="P8">reusable rocket booster</text:p>
      <text:p text:style-name="P8">upper stage</text:p>
      <text:p text:style-name="P8"/>
      <text:p text:style-name="P8">Methan <text:s/>CH4 based fuel</text:p>
      <text:p text:style-name="P8">detonation wave engines (closed cycles)</text:p>
      <text:p text:style-name="P8"><text:soft-page-break/>green propellants</text:p>
      <text:p text:style-name="P8">hydrogen based propellants</text:p>
      <text:p text:style-name="P8">oxygen based propellant</text:p>
      <text:p text:style-name="P8"/>
      <text:p text:style-name="P4"><text:span text:style-name="T2">Air Breathing Propulsion</text:span>:</text:p>
      <text:p text:style-name="P8">TBCC</text:p>
      <text:p text:style-name="P8">RBCC</text:p>
      <text:p text:style-name="P8">turbine based jet engine (flyback booster)</text:p>
      <text:p text:style-name="P8">ramjet / scramjet engines</text:p>
      <text:p text:style-name="P8">deeply-cooled air cycle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1:18:15.771363972</meta:creation-date>
    <dc:date>2018-01-31T12:11:52.312931622</dc:date>
    <meta:editing-duration>PT1M45S</meta:editing-duration>
    <meta:editing-cycles>1</meta:editing-cycles>
    <meta:document-statistic meta:table-count="0" meta:image-count="0" meta:object-count="0" meta:page-count="2" meta:paragraph-count="54" meta:word-count="121" meta:character-count="972" meta:non-whitespace-character-count="903"/>
    <meta:generator>LibreOffice/5.1.6.2$Linux_X86_64 LibreOffice_project/10m0$Build-2</meta:generator>
  </office:meta>
</office:document-meta>
</file>